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3">
        <text:h text:style-name="Heading_20_3" text:outline-level="3"><text:bookmark-start text:name="__RefHeading___Toc62844_1640206654"/><text:alphabetical-index-mark-start text:id="IMark92408620"/>Undo<text:bookmark-end text:name="__RefHeading___Toc62844_1640206654"/><text:alphabetical-index-mark-end text:id="IMark92408620"/></text:h>
        <text:p text:style-name="Textkörper_20_Einrückung_20_Organon">Es können Aktionen rückgängig gemacht werden, solange nur innerhalb eines Textbereiches bearbeitet wurde. <text:span text:style-name="T1">Mit Wechsel in einen anderen Bereich oder einer anderen Nutzung von Organon, wird der geänderte Text gespeichert und der UndoManager zurückgesetzt, so dass keine Aktion mehr rückgängig gemacht werden kann.</text:span></text:p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18:52.942000000</dc:date>
    <meta:editing-duration>P0D</meta:editing-duration>
    <meta:editing-cycles>1</meta:editing-cycles>
    <meta:document-statistic meta:table-count="0" meta:image-count="0" meta:object-count="0" meta:page-count="1" meta:paragraph-count="2" meta:word-count="44" meta:character-count="315" meta:non-whitespace-character-count="273"/>
    <meta:generator>LibreOffice/5.0.4.2$Windows_x86 LibreOffice_project/2b9802c1994aa0b7dc6079e128979269cf95bc78</meta:generator>
  </office:meta>
</office:document-meta>
</file>